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boş olarak oluşturup daha sonra tanımlamak mümkündür.</text:p>
        <ns0:p ns0:style-name="rststyle-codeblock">...<ns0:line-break/>void fff(); // boş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boş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boş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main(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literal">
          <text:span text:style-name="rststyle-string">
            <text:span text:style-name="rststyle-double">"-lreadline"</text:span>
          </text:span>
        </text:span>
        <text:span text:style-name="rststyle-comment">
          <text:span text:style-name="rststyle-single"># C ile readline kütüphanesini kullanmak için -lreadline gerekir.</text:span>
        </text:span>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boş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08:10:10</meta:creation-date>
    <dc:creator>a</dc:creator>
    <dc:date>2022-09-21T08:10:10</dc:date>
    <dc:language>en-US</dc:language>
    <meta:editing-cycles>1</meta:editing-cycles>
    <meta:editing-duration>PT00M01S</meta:editing-duration>
    <dc:title>Vala dersi</dc:title>
  </office:meta>
</office:document-meta>
</file>